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75cm" svg:height="3.565cm" draw:transform="skewX (0.000872664625997169) rotate (-1.55194677087336) translate (6.992055006307cm 2.0232751942599cm)" svg:viewBox="0 0 1176 3566" svg:d="M1175 3413c-77-195-227-738-286-1202-59-465-106-1598-78-1832s-820-533-811-287c18 460 69 1493 188 2230 118 738 110 725 220 1143 55 205 805 49 767-52z">
          <text:p/>
        </draw:path>
        <draw:path draw:style-name="gr1" draw:text-style-name="P1" draw:layer="layout" svg:width="0.903cm" svg:height="0.661cm" draw:transform="skewX (0.00244346095279204) rotate (-2.1556561591382) translate (7.25847366595cm 2.1823561881004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2cm" svg:height="0.661cm" draw:transform="skewX (0.001221730476396) rotate (-2.1556561591382) translate (4.177790651928cm 2.5962958331611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6.499cm" svg:height="4.078cm" draw:transform="skewX (-0.000174532925199431) rotate (1.55247036964896) translate (2.83409591136299cm 8.84103659943709cm)" svg:viewBox="0 0 6500 4079" svg:d="M6441 3731c-1074 103-1156 136-2125 213-968 78-2139 235-2874 46-734-188-1227-497-1418-1781-192-1285 800-2548 2369-2126 221 71 240 746 3 694-1081-302-1917 699-1586 1817 331 1117 881 920 1876 845 994-75 2528-236 3297-377 262-73 671 657 458 669z">
          <text:p/>
        </draw:path>
        <draw:path draw:style-name="gr1" draw:text-style-name="P1" draw:layer="layout" svg:width="0.902cm" svg:height="0.661cm" draw:transform="skewX (0.0012217304763961) rotate (-2.1556561591382) translate (3.784457318594cm 6.39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244346095279195) rotate (-2.1556561591382) translate (6.81847366595cm 2.52735618810029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1.188cm" svg:height="1.68cm" draw:transform="skewX (0.000698131700797788) rotate (-0.386415896391545) translate (4.2954799557722cm 0.136409363874402cm)" svg:viewBox="0 0 1189 1681" svg:d="M1189 231c-14 217-347 1111-888 1438-165 101-429-443-229-661 200-219 458-766 472-927 15-161 659-67 645 150z">
          <text:p/>
        </draw:path>
        <draw:path draw:style-name="gr1" draw:text-style-name="P1" draw:layer="layout" svg:width="0.835cm" svg:height="0.55cm" draw:transform="rotate (-2.15617975791379) translate (4.4939876347359cm 1.2188409679315cm)" svg:viewBox="0 0 836 551" svg:d="M434 549c171-16 339-143 390-250 50-109-64-201-193-255-130-52-268-66-432 3-162 69-262 182-153 322 109 138 217 195 388 180z">
          <text:p/>
        </draw:path>
        <draw:path draw:style-name="gr2" draw:text-style-name="P1" draw:layer="layout" svg:width="1.34cm" svg:height="1.567cm" draw:transform="rotate (0.724486172502846) translate (4.6917146862296cm 0.831360874284201cm)" svg:viewBox="0 0 1341 1568" svg:d="M0 245c-3 172 126 829 562 1268 203 183 932-128 750-331-417-464-427-971-434-1122-6-152-875 13-878 185z">
          <text:p/>
        </draw:path>
        <draw:path draw:style-name="gr1" draw:text-style-name="P1" draw:layer="layout" svg:width="0.902cm" svg:height="0.661cm" draw:transform="rotate (-2.15687788961459) translate (5.56745781206569cm 0.410628108462494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835cm" svg:height="0.55cm" draw:transform="rotate (-2.15705242253979) translate (6.7391691751043cm 1.012561342396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50:40.611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